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top" draw:auto-grow-height="false" fo:min-height="1.716cm" fo:min-width="3.5cm"/>
      <style:paragraph-properties style:writing-mode="lr-tb"/>
    </style:style>
    <style:style style:name="gr6" style:family="graphic" style:parent-style-name="standard">
      <style:graphic-properties draw:marker-start="Rounded_20_large_20_Arrow" draw:marker-end="Rounded_20_large_20_Arrow" draw:textarea-vertical-align="middle"/>
    </style:style>
    <style:style style:name="gr7" style:family="graphic" style:parent-style-name="standard">
      <style:graphic-properties draw:marker-start="Circle" draw:marker-end="Rounded_20_large_20_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cm"/>
      <style:paragraph-properties style:writing-mode="lr-tb"/>
    </style:style>
    <style:style style:name="gr10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Long_20_Dash"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 style:writing-mode="lr-tb"/>
      <style:text-properties fo:font-size="14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4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start" style:writing-mode="lr-tb"/>
      <style:text-properties fo:font-size="14pt" style:font-size-asian="16pt" style:font-size-complex="16pt"/>
    </style:style>
    <style:style style:name="P8" style:family="paragraph">
      <loext:graphic-properties draw:fill-color="#eeeeee"/>
      <style:paragraph-properties fo:text-align="start" style:writing-mode="lr-tb"/>
      <style:text-properties fo:font-size="14pt" style:font-size-asian="16pt" style:font-size-complex="16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4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2pt" style:font-size-complex="12pt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cm" svg:x="21.2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7cm" svg:height="1cm" svg:x="1cm" svg:y="1cm">
          <text:p text:style-name="P3"><text:span text:style-name="T2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frame draw:style-name="gr4" draw:text-style-name="P6" draw:layer="layout" svg:width="2.682cm" svg:height="0.962cm" svg:x="1cm" svg:y="2.1cm">
          <draw:text-box>
            <text:p>Firewall</text:p>
          </draw:text-box>
        </draw:frame>
        <draw:custom-shape draw:style-name="gr5" draw:text-style-name="P8" xml:id="id2" draw:id="id2" draw:layer="layout" svg:width="4cm" svg:height="1.966cm" svg:x="18.5cm" svg:y="8.034cm">
          <text:p text:style-name="P7"><text:span text:style-name="T3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3" draw:id="id3" draw:layer="layout" svg:width="4cm" svg:height="2cm" svg:x="24cm" svg:y="8cm">
          <text:p text:style-name="P7"><text:span text:style-name="T3">portfolio-site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23.2cm" svg:y1="6cm" svg:x2="20.5cm" svg:y2="8.034cm" draw:start-shape="id1" draw:start-glue-point="2" draw:end-shape="id2" draw:end-glue-point="0" svg:d="M23200 6000v1017h-2700v1017" svg:viewBox="0 0 2701 2035">
          <text:p/>
        </draw:connector>
        <draw:connector draw:style-name="gr6" draw:text-style-name="P9" draw:layer="layout" svg:x1="23.2cm" svg:y1="6cm" svg:x2="26cm" svg:y2="8cm" draw:start-shape="id1" draw:start-glue-point="2" draw:end-shape="id3" draw:end-glue-point="0" svg:d="M23200 6000v1000h2800v1000" svg:viewBox="0 0 2801 2001">
          <text:p/>
        </draw:connector>
        <draw:custom-shape draw:style-name="gr1" draw:text-style-name="P8" xml:id="id5" draw:id="id5" draw:layer="layout" svg:width="4cm" svg:height="2cm" svg:x="24cm" svg:y="12cm">
          <text:p text:style-name="P7"><text:span text:style-name="T3">portfolio-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4" draw:id="id4" draw:layer="layout" svg:width="4cm" svg:height="2cm" svg:x="18.5cm" svg:y="12cm">
          <text:p text:style-name="P7"><text:span text:style-name="T3">portfolio-</text:span></text:p>
          <text:p text:style-name="P7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6" draw:id="id6" draw:layer="layout" svg:width="4cm" svg:height="2cm" svg:x="16cm" svg:y="16cm">
          <text:p text:style-name="P7"><text:span text:style-name="T3">portfolio-map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cm" svg:y1="10cm" svg:x2="20.5cm" svg:y2="12cm" draw:start-shape="id3" draw:start-glue-point="2" draw:end-shape="id4" draw:end-glue-point="0" svg:d="M26000 10000v1000h-5500v1000" svg:viewBox="0 0 5501 2001">
          <text:p/>
        </draw:connector>
        <draw:connector draw:style-name="gr6" draw:text-style-name="P9" draw:layer="layout" svg:x1="26cm" svg:y1="10cm" svg:x2="26cm" svg:y2="12cm" draw:start-shape="id3" draw:start-glue-point="2" draw:end-shape="id5" draw:end-glue-point="0" svg:d="M26000 10000v2000" svg:viewBox="0 0 1 2001">
          <text:p/>
        </draw:connector>
        <draw:connector draw:style-name="gr6" draw:text-style-name="P9" draw:layer="layout" svg:x1="20.5cm" svg:y1="14cm" svg:x2="18cm" svg:y2="16cm" draw:start-shape="id4" draw:start-glue-point="2" draw:end-shape="id6" draw:end-glue-point="0" svg:d="M20500 14000v1000h-2500v1000" svg:viewBox="0 0 2501 2001">
          <text:p/>
        </draw:connector>
        <draw:frame draw:style-name="gr8" draw:text-style-name="P11" draw:layer="layout" svg:width="4.5cm" svg:height="0.878cm" svg:x="15.8cm" svg:y="15.2cm">
          <draw:text-box>
            <text:p text:style-name="P10"><text:span text:style-name="T3">8001 <text:s text:c="12"/>Java</text:span></text:p>
          </draw:text-box>
        </draw:frame>
        <draw:frame draw:style-name="gr8" draw:text-style-name="P11" draw:layer="layout" svg:width="4.5cm" svg:height="0.878cm" svg:x="18.3cm" svg:y="11.222cm">
          <draw:text-box>
            <text:p text:style-name="P10"><text:span text:style-name="T3">3000 <text:s text:c="11"/>Node</text:span></text:p>
          </draw:text-box>
        </draw:frame>
        <draw:frame draw:style-name="gr8" draw:text-style-name="P11" draw:layer="layout" svg:width="4.5cm" svg:height="0.878cm" svg:x="18.3cm" svg:y="7.223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7cm" svg:height="0.878cm" svg:x="20.9cm" svg:y="3.223cm">
          <draw:text-box>
            <text:p text:style-name="P10"><text:span text:style-name="T3">80/443 <text:s text:c="8"/>Nginx</text:span></text:p>
          </draw:text-box>
        </draw:frame>
        <draw:frame draw:style-name="gr8" draw:text-style-name="P11" draw:layer="layout" svg:width="4.5cm" svg:height="0.878cm" svg:x="23.8cm" svg:y="7.222cm">
          <draw:text-box>
            <text:p text:style-name="P10"><text:span text:style-name="T3">80 <text:s text:c="14"/>Nginx</text:span></text:p>
          </draw:text-box>
        </draw:frame>
        <draw:frame draw:style-name="gr8" draw:text-style-name="P11" draw:layer="layout" svg:width="4.5cm" svg:height="0.878cm" svg:x="23.8cm" svg:y="11.223cm">
          <draw:text-box>
            <text:p text:style-name="P10"><text:span text:style-name="T3">80 <text:s text:c="14"/>Nginx</text:span></text:p>
          </draw:text-box>
        </draw:frame>
        <draw:custom-shape draw:style-name="gr5" draw:text-style-name="P8" xml:id="id11" draw:id="id11" draw:layer="layout" svg:width="4cm" svg:height="1.966cm" svg:x="10.5cm" svg:y="14.034cm">
          <text:p text:style-name="P7"><text:span text:style-name="T3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3" draw:id="id13" draw:layer="layout" svg:width="4cm" svg:height="1.966cm" svg:x="1cm" svg:y="18.034cm">
          <text:p text:style-name="P7"><text:span text:style-name="T3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4" draw:id="id14" draw:layer="layout" svg:width="4cm" svg:height="1.966cm" svg:x="1cm" svg:y="14.534cm">
          <text:p text:style-name="P7"><text:span text:style-name="T3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4.5cm" svg:height="0.878cm" svg:x="0.8cm" svg:y="13.723cm">
          <draw:text-box>
            <text:p text:style-name="P10"><text:span text:style-name="T3"><text:s text:c="17"/></text:span><text:span text:style-name="T3">Python</text:span></text:p>
          </draw:text-box>
        </draw:frame>
        <draw:frame draw:style-name="gr9" draw:text-style-name="P6" draw:layer="layout" svg:width="3.9cm" svg:height="1.673cm" svg:x="1cm" svg:y="3.344cm">
          <draw:text-box>
            <text:p>Docker</text:p>
            <text:p>Containers</text:p>
          </draw:text-box>
        </draw:frame>
        <draw:custom-shape draw:style-name="gr1" draw:text-style-name="P8" xml:id="id7" draw:id="id7" draw:layer="layout" svg:width="4cm" svg:height="2cm" svg:x="21cm" svg:y="16.001cm">
          <text:p text:style-name="P7"><text:span text:style-name="T3">portfolio-sql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624cm" svg:height="0.878cm" svg:x="20.776cm" svg:y="15.177cm">
          <draw:text-box>
            <text:p text:style-name="P10"><text:span text:style-name="T3">8002 <text:s text:c="12"/>Java</text:span></text:p>
          </draw:text-box>
        </draw:frame>
        <draw:frame draw:style-name="gr8" draw:text-style-name="P11" draw:layer="layout" svg:width="4.5cm" svg:height="0.878cm" svg:x="10.3cm" svg:y="13.223cm">
          <draw:text-box>
            <text:p text:style-name="P10"><text:span text:style-name="T3">8000 <text:s text:c="8"/>Python</text:span></text:p>
          </draw:text-box>
        </draw:frame>
        <draw:frame draw:style-name="gr8" draw:text-style-name="P11" draw:layer="layout" svg:width="4.5cm" svg:height="0.878cm" svg:x="0.8cm" svg:y="17.223cm">
          <draw:text-box>
            <text:p text:style-name="P10"><text:span text:style-name="T3"><text:s text:c="20"/></text:span><text:span text:style-name="T3">Node</text:span></text:p>
          </draw:text-box>
        </draw:frame>
        <draw:connector draw:style-name="gr10" draw:text-style-name="P12" draw:layer="layout" svg:x1="20.5cm" svg:y1="14cm" svg:x2="23cm" svg:y2="16.001cm" draw:start-shape="id4" draw:start-glue-point="2" draw:end-shape="id7" svg:d="M20500 14000v1001h2500v1000" svg:viewBox="0 0 2501 2002">
          <text:p/>
        </draw:connector>
        <draw:line draw:style-name="gr11" draw:text-style-name="P13" draw:layer="layout" svg:x1="23cm" svg:y1="4.1cm" svg:x2="23cm" svg:y2="2cm">
          <text:p/>
        </draw:line>
        <draw:custom-shape draw:style-name="gr1" draw:text-style-name="P2" xml:id="id9" draw:id="id9" draw:layer="layout" svg:width="4cm" svg:height="2cm" svg:x="7cm" svg:y="4cm">
          <text:p text:style-name="P1"><text:span text:style-name="T1">grafana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6.8cm" svg:y="3.223cm">
          <draw:text-box>
            <text:p text:style-name="P10"><text:span text:style-name="T3">3000</text:span></text:p>
          </draw:text-box>
        </draw:frame>
        <draw:frame draw:style-name="gr8" draw:text-style-name="P11" draw:layer="layout" svg:width="4.4cm" svg:height="0.878cm" svg:x="6.8cm" svg:y="6.723cm">
          <draw:text-box>
            <text:p text:style-name="P10"><text:span text:style-name="T3">9090</text:span></text:p>
          </draw:text-box>
        </draw:frame>
        <draw:custom-shape draw:style-name="gr1" draw:text-style-name="P2" xml:id="id8" draw:id="id8" draw:layer="layout" svg:width="4cm" svg:height="2cm" svg:x="7cm" svg:y="7.5cm">
          <text:p text:style-name="P1"><text:span text:style-name="T1">prometheu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cm" svg:y1="7.5cm" svg:x2="9cm" svg:y2="6cm" draw:start-shape="id8" draw:start-glue-point="0" draw:end-shape="id9" draw:end-glue-point="2" svg:d="M9000 7500v-1500" svg:viewBox="0 0 1 1501">
          <text:p/>
        </draw:connector>
        <draw:connector draw:style-name="gr12" draw:text-style-name="P12" draw:layer="layout" svg:x1="9cm" svg:y1="9.5cm" svg:x2="16cm" svg:y2="17cm" draw:start-shape="id8" draw:start-glue-point="2" draw:end-shape="id6" draw:end-glue-point="3" svg:d="M9000 9500v7500h7000" svg:viewBox="0 0 7001 7501">
          <text:p/>
        </draw:connector>
        <draw:connector draw:style-name="gr12" draw:text-style-name="P12" draw:layer="layout" svg:x1="9cm" svg:y1="9.5cm" svg:x2="18.5cm" svg:y2="13cm" draw:start-shape="id8" draw:start-glue-point="2" draw:end-shape="id4" draw:end-glue-point="3" svg:d="M9000 9500v3500h9500" svg:viewBox="0 0 9501 3501">
          <text:p/>
        </draw:connector>
        <draw:connector draw:style-name="gr12" draw:text-style-name="P12" draw:layer="layout" draw:line-skew="0.498cm" svg:x1="9cm" svg:y1="9.5cm" svg:x2="23cm" svg:y2="18.001cm" draw:start-shape="id8" draw:start-glue-point="2" draw:end-shape="id7" draw:end-glue-point="2" svg:d="M9000 9500v9500h14000v-999" svg:viewBox="0 0 14001 9501">
          <text:p/>
        </draw:connector>
        <draw:custom-shape draw:style-name="gr1" draw:text-style-name="P2" draw:layer="layout" svg:width="4cm" svg:height="2cm" svg:x="12.5cm" svg:y="4cm">
          <text:p text:style-name="P1"><text:span text:style-name="T1">portainer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4.7cm" svg:height="0.878cm" svg:x="12.3cm" svg:y="3.223cm">
          <draw:text-box>
            <text:p text:style-name="P10"><text:span text:style-name="T3">9000</text:span></text:p>
          </draw:text-box>
        </draw:frame>
        <draw:custom-shape draw:style-name="gr1" draw:text-style-name="P2" xml:id="id10" draw:id="id10" draw:layer="layout" svg:width="4cm" svg:height="2cm" svg:x="12.5cm" svg:y="9.5cm">
          <text:p text:style-name="P1"><text:span text:style-name="T1">nginx-</text:span></text:p>
          <text:p text:style-name="P1"><text:span text:style-name="T1">prometheus-</text:span></text:p>
          <text:p text:style-name="P1"><text:span text:style-name="T1">exporter x 4</text:span>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svg:x1="9cm" svg:y1="9.5cm" svg:x2="12.5cm" svg:y2="10.5cm" draw:start-shape="id8" draw:start-glue-point="2" draw:end-shape="id10" draw:end-glue-point="3" svg:d="M9000 9500v1000h3500" svg:viewBox="0 0 3501 1001">
          <text:p/>
        </draw:connector>
        <draw:connector draw:style-name="gr12" draw:text-style-name="P12" draw:layer="layout" draw:line-skew="0.1cm" svg:x1="16.5cm" svg:y1="10.5cm" svg:x2="18.5cm" svg:y2="9.017cm" draw:start-shape="id10" draw:start-glue-point="1" draw:end-shape="id2" draw:end-glue-point="3" svg:d="M16500 10500h1100v-1483h900" svg:viewBox="0 0 2001 1484">
          <text:p/>
        </draw:connector>
        <draw:connector draw:style-name="gr12" draw:text-style-name="P12" draw:layer="layout" draw:line-skew="-1.25cm" svg:x1="16.5cm" svg:y1="10.5cm" svg:x2="21.2cm" svg:y2="5cm" draw:start-shape="id10" draw:start-glue-point="1" draw:end-shape="id1" draw:end-glue-point="3" svg:d="M16500 10500h1100v-5500h3600" svg:viewBox="0 0 4701 5501">
          <text:p/>
        </draw:connector>
        <draw:connector draw:style-name="gr12" draw:text-style-name="P12" draw:layer="layout" draw:line-skew="2.95cm" svg:x1="16.5cm" svg:y1="10.5cm" svg:x2="24cm" svg:y2="13cm" draw:start-shape="id10" draw:start-glue-point="1" draw:end-shape="id5" draw:end-glue-point="3" svg:d="M16500 10500h6700v2500h800" svg:viewBox="0 0 7501 2501">
          <text:p/>
        </draw:connector>
        <draw:connector draw:style-name="gr12" draw:text-style-name="P12" draw:layer="layout" draw:line-skew="2.95cm" svg:x1="16.5cm" svg:y1="10.5cm" svg:x2="24cm" svg:y2="9cm" draw:start-shape="id10" draw:start-glue-point="1" draw:end-shape="id3" draw:end-glue-point="3" svg:d="M16500 10500h6700v-1500h800" svg:viewBox="0 0 7501 1501">
          <text:p/>
        </draw:connector>
        <draw:frame draw:style-name="gr8" draw:text-style-name="P11" draw:layer="layout" svg:width="4.7cm" svg:height="0.878cm" svg:x="12.3cm" svg:y="8.723cm">
          <draw:text-box>
            <text:p text:style-name="P10"><text:span text:style-name="T3">9113</text:span></text:p>
          </draw:text-box>
        </draw:frame>
        <draw:custom-shape draw:style-name="gr1" draw:text-style-name="P2" xml:id="id12" draw:id="id12" draw:layer="layout" svg:width="4cm" svg:height="2cm" svg:x="4cm" svg:y="11cm">
          <text:p text:style-name="P1"><text:span text:style-name="T1">pushgateway</text:span></text:p>
          <draw:enhanced-geometry svg:viewBox="0 0 21600 21600" draw:type="rectangle" draw:enhanced-path="M 0 0 L 21600 0 21600 21600 0 21600 0 0 Z N"/>
        </draw:custom-shape>
        <draw:connector draw:style-name="gr12" draw:text-style-name="P12" draw:layer="layout" svg:x1="9cm" svg:y1="9.5cm" svg:x2="10.5cm" svg:y2="15.017cm" draw:start-shape="id8" draw:start-glue-point="2" draw:end-shape="id11" draw:end-glue-point="3" svg:d="M9000 9500v5517h1500" svg:viewBox="0 0 1501 5518">
          <text:p/>
        </draw:connector>
        <draw:frame draw:style-name="gr8" draw:text-style-name="P11" draw:layer="layout" svg:width="4.3cm" svg:height="0.878cm" svg:x="3.8cm" svg:y="10.223cm">
          <draw:text-box>
            <text:p text:style-name="P10"><text:span text:style-name="T3">9091</text:span></text:p>
          </draw:text-box>
        </draw:frame>
        <draw:connector draw:style-name="gr12" draw:text-style-name="P12" draw:layer="layout" svg:x1="6cm" svg:y1="13cm" svg:x2="5cm" svg:y2="19.017cm" draw:start-shape="id12" draw:start-glue-point="2" draw:end-shape="id13" draw:end-glue-point="1" svg:d="M6000 13000v6017h-1000" svg:viewBox="0 0 1001 6018">
          <text:p/>
        </draw:connector>
        <draw:connector draw:style-name="gr12" draw:text-style-name="P12" draw:layer="layout" svg:x1="6cm" svg:y1="13cm" svg:x2="5cm" svg:y2="15.517cm" draw:start-shape="id12" draw:start-glue-point="2" draw:end-shape="id14" draw:end-glue-point="1" svg:d="M6000 13000v2517h-1000" svg:viewBox="0 0 1001 2518">
          <text:p/>
        </draw:connector>
        <draw:connector draw:style-name="gr12" draw:text-style-name="P12" draw:layer="layout" svg:x1="9cm" svg:y1="9.5cm" svg:x2="8cm" svg:y2="12cm" draw:start-shape="id8" draw:start-glue-point="2" draw:end-shape="id12" draw:end-glue-point="1" svg:d="M9000 9500v2500h-1000" svg:viewBox="0 0 1001 2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26T20:46:10.111050230</dc:date>
    <meta:editing-duration>PT4H55M9S</meta:editing-duration>
    <meta:editing-cycles>56</meta:editing-cycles>
    <meta:generator>LibreOffice/6.4.6.2$Linux_X86_64 LibreOffice_project/40$Build-2</meta:generator>
    <meta:document-statistic meta:object-count="54"/>
  </office:meta>
</office:document-meta>
</file>